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text-underline-style="none"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size="11pt" style:font-size-asian="11pt" style:font-size-complex="11pt"/>
    </style:style>
    <style:style style:name="P6" style:family="paragraph" style:parent-style-name="Standard">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style:text-underline-style="none" fo:font-weight="bold" style:font-size-asian="11pt" style:font-weight-asian="bold" style:font-size-complex="11pt" style:font-weight-complex="bold"/>
    </style:style>
    <style:style style:name="P8"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9" style:family="paragraph" style:parent-style-name="Standard">
      <style:text-properties fo:color="#193ab2"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color="#000000" style:font-name="Arial" fo:font-size="11pt" style:text-underline-style="solid" style:text-underline-width="auto" style:text-underline-color="font-color" fo:font-weight="bold" style:font-size-asian="9.60000038146973pt" style:font-weight-asian="bold" style:font-size-complex="11pt" style:font-weight-complex="bold"/>
    </style:style>
    <style:style style:name="P11" style:family="paragraph" style:parent-style-name="Standard">
      <style:text-properties fo:color="#000000" style:font-name="Arial" fo:font-size="11pt" style:text-underline-style="none" fo:font-weight="bold" style:font-size-asian="9.60000038146973pt" style:font-weight-asian="bold" style:font-size-complex="11pt" style:font-weight-complex="bold"/>
    </style:style>
    <style:style style:name="P12" style:family="paragraph" style:parent-style-name="Standard">
      <style:text-properties fo:color="#000000" style:font-name="Arial" fo:font-size="11pt" style:text-underline-style="none" fo:font-weight="bold" style:font-size-asian="11pt" style:font-weight-asian="bold" style:font-size-complex="11pt" style:font-weight-complex="bold"/>
    </style:style>
    <style:style style:name="P13" style:family="paragraph" style:parent-style-name="Standard">
      <style:text-properties fo:color="#000000" style:font-name="Arial" fo:font-size="11pt" style:text-underline-style="none" fo:font-weight="normal" style:font-size-asian="11pt" style:font-weight-asian="normal" style:font-size-complex="11pt" style:font-weight-complex="normal"/>
    </style:style>
    <style:style style:name="P14" style:family="paragraph" style:parent-style-name="Standard" style:list-style-name="L1">
      <style:text-properties style:font-name="Arial" style:text-underline-style="none" fo:font-weight="normal" style:font-weight-asian="normal" style:font-weight-complex="normal"/>
    </style:style>
    <style:style style:name="P15" style:family="paragraph" style:parent-style-name="Standard" style:list-style-name="L2">
      <style:text-properties style:font-name="Arial" style:text-underline-style="none" fo:font-weight="normal" style:font-weight-asian="normal" style:font-weight-complex="normal"/>
    </style:style>
    <style:style style:name="P16" style:family="paragraph" style:parent-style-name="Standard" style:list-style-name="L3">
      <style:text-properties style:font-name="Arial" style:text-underline-style="none" fo:font-weight="normal" style:font-weight-asian="normal" style:font-weight-complex="normal"/>
    </style:style>
    <style:style style:name="P17" style:family="paragraph" style:parent-style-name="Standard" style:list-style-name="L4">
      <style:text-properties fo:color="#000000" style:font-name="Arial" fo:font-size="11pt" style:text-underline-style="none" fo:font-weight="normal" style:font-size-asian="11pt" style:font-weight-asian="normal" style:font-size-complex="11pt" style:font-weight-complex="normal"/>
    </style:style>
    <style:style style:name="P18" style:family="paragraph" style:parent-style-name="Standard" style:list-style-name="L5">
      <style:text-properties fo:color="#000000" style:font-name="Arial" fo:font-size="11pt" style:text-underline-style="none" fo:font-weight="normal" style:font-size-asian="11pt" style:font-weight-asian="normal" style:font-size-complex="11pt" style:font-weight-complex="normal"/>
    </style:style>
    <style:style style:name="P19" style:family="paragraph" style:parent-style-name="Standard" style:list-style-name="L6">
      <style:text-properties fo:color="#000000" style:font-name="Arial" fo:font-size="11pt" style:text-underline-style="none" fo:font-weight="normal" style:font-size-asian="11pt" style:font-weight-asian="normal" style:font-size-complex="11pt" style:font-weight-complex="normal"/>
    </style:style>
    <style:style style:name="P20" style:family="paragraph" style:parent-style-name="Standard" style:list-style-name="L7">
      <style:text-properties fo:color="#000000" style:font-name="Arial" fo:font-size="11pt" style:text-underline-style="none" fo:font-weight="normal" style:font-size-asian="11pt" style:font-weight-asian="normal" style:font-size-complex="11pt" style:font-weight-complex="normal"/>
    </style:style>
    <style:style style:name="P21" style:family="paragraph" style:parent-style-name="Standard" style:list-style-name="L8">
      <style:text-properties fo:color="#000000" style:font-name="Arial" fo:font-size="11pt" style:text-underline-style="none" fo:font-weight="normal" style:font-size-asian="11pt" style:font-weight-asian="normal" style:font-size-complex="11pt" style:font-weight-complex="normal"/>
    </style:style>
    <style:style style:name="P22" style:family="paragraph" style:parent-style-name="Standard" style:list-style-name="L9">
      <style:text-properties fo:color="#000000" style:font-name="Arial" fo:font-size="11pt" style:text-underline-style="none" fo:font-weight="normal" style:font-size-asian="11pt" style:font-weight-asian="normal" style:font-size-complex="11pt" style:font-weight-complex="normal"/>
    </style:style>
    <style:style style:name="P23" style:family="paragraph" style:parent-style-name="Standard" style:list-style-name="L10">
      <style:text-properties fo:color="#000000" style:font-name="Arial" fo:font-size="11pt" style:text-underline-style="none" fo:font-weight="normal" style:font-size-asian="11pt" style:font-weight-asian="normal" style:font-size-complex="11pt" style:font-weight-complex="normal"/>
    </style:style>
    <style:style style:name="P24" style:family="paragraph" style:parent-style-name="Standard" style:list-style-name="L11">
      <style:text-properties fo:color="#000000" style:font-name="Arial" fo:font-size="11pt" style:text-underline-style="none" fo:font-weight="normal" style:font-size-asian="11pt" style:font-weight-asian="normal" style:font-size-complex="11pt" style:font-weight-complex="normal"/>
    </style:style>
    <style:style style:name="P25" style:family="paragraph" style:parent-style-name="Standard" style:list-style-name="L12">
      <style:text-properties fo:color="#000000" style:font-name="Arial" fo:font-size="11pt" style:text-underline-style="none" fo:font-weight="normal" style:font-size-asian="11pt" style:font-weight-asian="normal" style:font-size-complex="11pt" style:font-weight-complex="normal"/>
    </style:style>
    <style:style style:name="P26" style:family="paragraph" style:parent-style-name="Standard" style:list-style-name="L1">
      <style:paragraph-properties fo:margin-left="0.75in" fo:margin-right="0in" fo:text-indent="-0.25in" style:auto-text-indent="false"/>
      <style:text-properties style:font-name="Arial" style:text-underline-style="none" fo:font-weight="normal" style:font-weight-asian="normal" style:font-weight-complex="normal"/>
    </style:style>
    <style:style style:name="P27" style:family="paragraph" style:parent-style-name="Standard" style:list-style-name="L2">
      <style:paragraph-properties fo:margin-left="0.75in" fo:margin-right="0in" fo:text-indent="-0.25in" style:auto-text-indent="false"/>
      <style:text-properties style:font-name="Arial"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size-asian="11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USE 4-panel Brochure<text:line-break/>(rev 21-9-11)</text:p>
      <text:p text:style-name="P3">Changes to be made</text:p>
      <text:list xml:id="list1756453155" text:style-name="L1">
        <text:list-item>
          <text:p text:style-name="P14">Text needs review</text:p>
        </text:list-item>
        <text:list-item>
          <text:p text:style-name="P14">Need to turn the Brochure in a 3-panel trifold on A4</text:p>
        </text:list-item>
        <text:list-item>
          <text:p text:style-name="P26">Remove 'links' pane on front</text:p>
        </text:list-item>
        <text:list-item>
          <text:p text:style-name="P26">Replace front text with shorter text (see below)</text:p>
        </text:list-item>
        <text:list-item>
          <text:p text:style-name="P26">Re-arrange back to fit A4 and use improved text (see below)</text:p>
        </text:list-item>
        <text:list-item>
          <text:p text:style-name="P14">We need to make this Creative Commons, except for the logo's of course.</text:p>
        </text:list-item>
      </text:list>
      <text:list xml:id="list1121423892" text:style-name="L2">
        <text:list-item>
          <text:p text:style-name="P15">Nice to have:</text:p>
        </text:list-item>
        <text:list-item>
          <text:p text:style-name="P27">We can use the upcoming 12.1 artwork on the front</text:p>
        </text:list-item>
        <text:list-item>
          <text:p text:style-name="P27">turn it into a SVG so it can be translated more easily!</text:p>
        </text:list-item>
      </text:list>
      <text:p text:style-name="P3"/>
      <text:p text:style-name="P3">Goals of the brochure</text:p>
      <text:list xml:id="list1394160771" text:style-name="L3">
        <text:list-item>
          <text:p text:style-name="P16">explain what openSUSE is</text:p>
        </text:list-item>
        <text:list-item>
          <text:p text:style-name="P16">get the reader to check out openSUSE.org and/or the distro</text:p>
        </text:list-item>
        <text:list-item>
          <text:p text:style-name="P16">show that openSUSE is COOL++</text:p>
        </text:list-item>
      </text:list>
      <text:p text:style-name="P3"/>
      <text:p text:style-name="P9">COVER</text:p>
      <text:p text:style-name="P6">openSUSE®</text:p>
      <text:p text:style-name="P6">Linux for Open Minds</text:p>
      <text:p text:style-name="P1"/>
      <text:p text:style-name="P4"/>
      <text:p text:style-name="P9">PANEL 1</text:p>
      <text:p text:style-name="P6">Welcome to openSUSE</text:p>
      <text:p text:style-name="P5">Hello! We’re the international openSUSE Community—friendly, welcoming and active in creating the premier Linux for the future.</text:p>
      <text:p text:style-name="P5"/>
      <text:p text:style-name="P6">What We Do</text:p>
      <text:p text:style-name="P5">We develop a state-of-the-art Linux distribution as well as many tools around it. We believe in the freedom to create technology that will better ourselves and the world. And in having fun while doing it. It’s why everything we do is free and open!</text:p>
      <text:p text:style-name="P5"/>
      <text:p text:style-name="P6">Working Together</text:p>
      <text:p text:style-name="P5">We work extensively with the wider Free Software community and other Linux distributions, initiate new collaborative projects and embrace anyone who wants to build upon our technology.</text:p>
      <text:p text:style-name="P5"/>
      <text:p text:style-name="P6">Helping You Out</text:p>
      <text:p text:style-name="P5">Whether you’re a new user looking for help, or an experienced developer looking to cross-compile and distribute software, openSUSE provides the tools and support you need.</text:p>
      <text:p text:style-name="P5"/>
      <text:p text:style-name="P5">Meet us at openSUSE.org !</text:p>
      <text:p text:style-name="P1"/>
      <text:p text:style-name="P1"/>
      <text:p text:style-name="P9">PANEL 2</text:p>
      <text:p text:style-name="P7">Something for Everyone</text:p>
      <text:p text:style-name="P8"/>
      <text:p text:style-name="P7">For Users</text:p>
      <text:p text:style-name="P8">With openSUSE you easily design graphics, create documents and videos or surf the Net. Hundreds <text:soft-page-break/>of applications are included and thousands more up to date tools are a click away. It’s a desktop ready for the most demanding user: anytime, anywhere, anyway.</text:p>
      <text:p text:style-name="P8"/>
      <text:p text:style-name="P7">For Administrators</text:p>
      <text:p text:style-name="P8">openSUSE fulfills all your networking, management and maintenance needs for the home or small enterprise. Create a mail, Web or file server. Manage user accounts. Deploy virtual machines or a firewall perimeter. Thanks to YaST, the most comprehensive and powerful admin tool in the industry, you manage your environment with surprising ease.</text:p>
      <text:p text:style-name="P8"/>
      <text:p text:style-name="P7">For Developers</text:p>
      <text:p text:style-name="P8">With unparalleled stability, flexibility and up to date versions of all the relevant tool chains and libraries, there is no better Linux for software development.</text:p>
      <text:p text:style-name="P9"/>
      <text:p text:style-name="P8">Try it at download.opensuse.org!</text:p>
      <text:p text:style-name="P9"/>
      <text:p text:style-name="P9">INSIDE PANELS 3 – 6</text:p>
      <text:p text:style-name="P11">What's Cool About openSUSE</text:p>
      <text:p text:style-name="P11"/>
      <text:p text:style-name="P10"><text:span text:style-name="T1">SUSE Studio</text:span><text:span text:style-name="T2"></text:span></text:p>
      <text:p text:style-name="P13">COOL</text:p>
      <text:list xml:id="list422107660" text:style-name="L4">
        <text:list-item>
          <text:p text:style-name="P17">Build a full distro from a browser—customized with your packages, scripts and artwork</text:p>
        </text:list-item>
        <text:list-item>
          <text:p text:style-name="P17">Build on the latest openSUSE platform, or the dependable SUSE Linux Enterprise</text:p>
        </text:list-item>
      </text:list>
      <text:p text:style-name="P13"/>
      <text:p text:style-name="P13">COOL++</text:p>
      <text:list xml:id="list918242013" text:style-name="L5">
        <text:list-item>
          <text:p text:style-name="P18">Test drive your OS via SSH or Web browser, and your changes get saved <text:s/>to the appliance</text:p>
        </text:list-item>
        <text:list-item>
          <text:p text:style-name="P18">Output choice includes VMware, KVM and LiveCD/USB with one-click deployment to Amazon EC2</text:p>
        </text:list-item>
        <text:list-item>
          <text:p text:style-name="P18">Include WebYaST and make your OS configurable from any Web browser</text:p>
        </text:list-item>
        <text:list-item>
          <text:p text:style-name="P18">Export your config as KIWI XML for custom building in OBS</text:p>
        </text:list-item>
      </text:list>
      <text:p text:style-name="P13"/>
      <text:p text:style-name="P13">Try Studio at susestudio.com</text:p>
      <text:p text:style-name="P13"/>
      <text:p text:style-name="P13"/>
      <text:p text:style-name="P12">Open Build Service</text:p>
      <text:p text:style-name="P13">COOL</text:p>
      <text:list xml:id="list899685554" text:style-name="L6">
        <text:list-item>
          <text:p text:style-name="P19">Generates rpm, deb and other packages, controlled from a Web browser, pulling code directly from git/SVN and using VMs to build for any platform or OS</text:p>
        </text:list-item>
      </text:list>
      <text:p text:style-name="P13"/>
      <text:p text:style-name="P13">COOL++</text:p>
      <text:list xml:id="list898289797" text:style-name="L7">
        <text:list-item>
          <text:p text:style-name="P20">coming: Windows “packages”, Arch Linux, more</text:p>
        </text:list-item>
        <text:list-item>
          <text:p text:style-name="P20">Offering API's for integration with application stores and other services</text:p>
        </text:list-item>
        <text:list-item>
          <text:p text:style-name="P20">Spec file generation from tarball or scm</text:p>
        </text:list-item>
        <text:list-item>
          <text:p text:style-name="P20">Use a powerful command line or convenient Web interface</text:p>
        </text:list-item>
      </text:list>
      <text:p text:style-name="P13"/>
      <text:p text:style-name="P13">Learn about OBS at openbuildservice.org</text:p>
      <text:p text:style-name="P13"/>
      <text:p text:style-name="P12">Desktop Choice</text:p>
      <text:p text:style-name="P13">COOL</text:p>
      <text:list xml:id="list1569449446" text:style-name="L8">
        <text:list-item>
          <text:p text:style-name="P21">openSUSE offers the full selection of desktop choices—all fully integrated for a seamless computing experience</text:p>
        </text:list-item>
      </text:list>
      <text:p text:style-name="P13"/>
      <text:p text:style-name="P13"><text:soft-page-break/>COOL++</text:p>
      <text:list xml:id="list1698815135" text:style-name="L9">
        <text:list-item>
          <text:p text:style-name="P22">Popular desktops (including GNOME, KDE, LXDE and XFCE) all ship on a single DVD—providing you with simplicity and complete freedom of choice</text:p>
        </text:list-item>
      </text:list>
      <text:p text:style-name="P13"/>
      <text:p text:style-name="P13">Download openSUSE on download.opensuse.org</text:p>
      <text:p text:style-name="P12"/>
      <text:p text:style-name="P12">Tumbleweed</text:p>
      <text:p text:style-name="P13">COOL</text:p>
      <text:list xml:id="list1009139116" text:style-name="L10">
        <text:list-item>
          <text:p text:style-name="P23">Tumbleweed offers a “rolling release” repository for openSUSE so you can escape the Upgrade Mill and enjoy smooth and stable progress</text:p>
        </text:list-item>
      </text:list>
      <text:p text:style-name="P13"/>
      <text:p text:style-name="P13">COOL++</text:p>
      <text:list xml:id="list970523980" text:style-name="L11">
        <text:list-item>
          <text:p text:style-name="P24">openSUSE Tumbleweed is a project on the move. Testers are encouraged to join the mailing list and provide feedback. And certainly, contributors are always welcome.</text:p>
        </text:list-item>
      </text:list>
      <text:p text:style-name="P13"/>
      <text:p text:style-name="P13">Get Tumbleweed at opensuse.org/tumbleweed</text:p>
      <text:p text:style-name="P13"/>
      <text:p text:style-name="P12">KIWI</text:p>
      <text:p text:style-name="P13">COOL</text:p>
      <text:list xml:id="list1836713895" text:style-name="L12">
        <text:list-item>
          <text:p text:style-name="P25">Building of live images (CD/USB/Virtual Machine)</text:p>
        </text:list-item>
        <text:list-item>
          <text:p text:style-name="P25">Can connect with OBS to build image from packages</text:p>
        </text:list-item>
      </text:list>
      <text:p text:style-name="P13"/>
      <text:p text:style-name="P13">COOL++</text:p>
      <text:list xml:id="list866583268" text:continue-numbering="true" text:style-name="L12">
        <text:list-item>
          <text:p text:style-name="P25">Responds to changes in packages from OBS</text:p>
        </text:list-item>
        <text:list-item>
          <text:p text:style-name="P25">Easy nightly builds directly from SCM</text:p>
        </text:list-item>
      </text:list>
      <text:p text:style-name="P13"/>
      <text:p text:style-name="P13">Check Kiwi out at (XXXXX)</text:p>
      <text:p text:style-name="P13"/>
      <text:p text:style-name="P13">Removed App installer. To be added:</text:p>
      <text:p text:style-name="P12">openQA</text:p>
      <text:p text:style-name="P13">COOL</text:p>
      <text:list xml:id="list1333331303" text:continue-numbering="true" text:style-name="L12">
        <text:list-item>
          <text:p text:style-name="P25">Fully automated testing of any kind of software</text:p>
        </text:list-item>
        <text:list-item>
          <text:p text:style-name="P25">Takes frequent screenshots and compares with desired result</text:p>
        </text:list-item>
        <text:list-item>
          <text:p text:style-name="P25">Easy web interface with clear status view</text:p>
        </text:list-item>
      </text:list>
      <text:p text:style-name="P13"/>
      <text:p text:style-name="P13">COOL++</text:p>
      <text:list xml:id="list653079757" text:continue-numbering="true" text:style-name="L12">
        <text:list-item>
          <text:p text:style-name="P25">Easy to write test scripts</text:p>
        </text:list-item>
        <text:list-item>
          <text:p text:style-name="P25">Screenshots can be downloaded as video's</text:p>
        </text:list-item>
      </text:list>
      <text:p text:style-name="P13"/>
      <text:p text:style-name="P13">See it in action at openqa.opensuse.org</text:p>
      <text:p text:style-name="P13"/>
      <text:p text:style-name="P9">BACK PANEL</text:p>
      <text:p text:style-name="P12">Get Connected (remove this panel for EU/A4 version)</text:p>
      <text:p text:style-name="P12"/>
      <text:p text:style-name="P13">facebook.com/pages/openSUSE/45393742283</text:p>
      <text:p text:style-name="P13"/>
      <text:p text:style-name="P13">twitter.com/openSUSE</text:p>
      <text:p text:style-name="P13"/>
      <text:p text:style-name="P13">identi.ca/openSUSE</text:p>
      <text:p text:style-name="P13"/>
      <text:p text:style-name="P13">flickr.com/groups/openSUSE</text:p>
      <text:p text:style-name="P13"/>
      <text:p text:style-name="P13"><text:soft-page-break/></text:p>
      <text:p text:style-name="P13">opensuse.org</text:p>
      <text:p text:style-name="P13">Get local support at opensuse.org/Ambassadors</text:p>
      <text:p text:style-name="P13"/>
      <text:p text:style-name="P13"/>
      <text:p text:style-name="P13"/>
      <text:p text:style-name="P13">­</text:p>
      <text:p text:style-name="P13">© 2011 SUSE GmbH. All rights reserved. SUSE, openSUSE, the openSUSE logo and the Gecko image are registered trademarks, and SUSE Studio and YaST are trademarks of SUSE GmbH. in the United States and other countries. All third party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horndale AMT"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8T16:29:00</meta:creation-date>
    <dc:date>2011-11-01T00:55:04</dc:date>
    <meta:editing-duration>PT2H47M56S</meta:editing-duration>
    <meta:editing-cycles>14</meta:editing-cycles>
    <meta:generator>LibreOffice/3.4$Unix LibreOffice_project/340m1$Build-1206</meta:generator>
    <meta:document-statistic meta:table-count="0" meta:image-count="0" meta:object-count="0" meta:page-count="4" meta:paragraph-count="98" meta:word-count="832" meta:character-count="5016" meta:non-whitespace-character-count="4320"/>
  </office:meta>
</office:document-meta>
</file>